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in" fo:margin-bottom="0.0972in" loext:contextual-spacing="false" fo:line-height="120%" fo:padding="0in" fo:border="none"/>
    </style:style>
    <style:style style:name="P2" style:family="paragraph" style:parent-style-name="Standard">
      <style:paragraph-properties fo:margin-top="0in" fo:margin-bottom="0.0972in" loext:contextual-spacing="false" fo:line-height="120%" fo:text-align="center" style:justify-single-word="false" fo:padding="0in" fo:border="none"/>
    </style:style>
    <style:style style:name="P3" style:family="paragraph" style:parent-style-name="Standard">
      <style:paragraph-properties fo:margin-top="0in" fo:margin-bottom="0.0972in" loext:contextual-spacing="false" fo:line-height="120%" fo:text-align="start" style:justify-single-word="false" fo:padding="0in" fo:border="none"/>
    </style:style>
    <style:style style:name="P4" style:family="paragraph" style:parent-style-name="Standard">
      <style:paragraph-properties fo:margin-top="0in" fo:margin-bottom="0.0972in" loext:contextual-spacing="false" fo:line-height="120%" fo:text-align="start" style:justify-single-word="false" fo:padding="0in" fo:border="none"/>
      <style:text-properties style:font-name="Roboto" style:font-name-asian="Roboto1" style:font-name-complex="Roboto1"/>
    </style:style>
    <style:style style:name="P5" style:family="paragraph" style:parent-style-name="Standard">
      <style:paragraph-properties fo:margin-top="0in" fo:margin-bottom="0.0972in" loext:contextual-spacing="false" fo:line-height="120%"/>
    </style:style>
    <style:style style:name="P6" style:family="paragraph" style:parent-style-name="Standard" style:master-page-name="Converted1">
      <style:paragraph-properties fo:margin-top="0in" fo:margin-bottom="0in" loext:contextual-spacing="false" style:page-number="auto"/>
    </style:style>
    <style:style style:name="P7" style:family="paragraph" style:parent-style-name="Standard" style:master-page-name="Converted2">
      <style:paragraph-properties fo:margin-top="0in" fo:margin-bottom="0in" loext:contextual-spacing="false" style:page-number="auto"/>
    </style:style>
    <style:style style:name="P8" style:family="paragraph" style:parent-style-name="Standard">
      <style:paragraph-properties fo:margin-top="0in" fo:margin-bottom="0in" loext:contextual-spacing="false" fo:padding="0in" fo:border="none"/>
    </style:style>
    <style:style style:name="P9" style:family="paragraph" style:parent-style-name="Standard" style:list-style-name="WWNum1">
      <style:paragraph-properties fo:margin-left="0.5in" fo:margin-right="0in" fo:margin-top="0in" fo:margin-bottom="0.0972in" loext:contextual-spacing="true" fo:line-height="120%" fo:text-align="start" style:justify-single-word="false" fo:text-indent="-0.25in" style:auto-text-indent="false" fo:padding="0in" fo:border="none"/>
    </style:style>
    <style:style style:name="P10" style:family="paragraph" style:parent-style-name="Standard" style:list-style-name="WWNum2">
      <style:paragraph-properties fo:margin-left="0.5in" fo:margin-right="0in" fo:margin-top="0in" fo:margin-bottom="0.0972in" loext:contextual-spacing="true" fo:line-height="120%" fo:text-align="start" style:justify-single-word="false" fo:text-indent="-0.25in" style:auto-text-indent="false" fo:padding="0in" fo:border="none"/>
    </style:style>
    <style:style style:name="P11" style:family="paragraph" style:parent-style-name="Standard" style:list-style-name="WWNum2">
      <style:paragraph-properties fo:margin-left="0.5in" fo:margin-right="0in" fo:margin-top="0in" fo:margin-bottom="0.0972in" loext:contextual-spacing="true" fo:line-height="120%" fo:text-indent="-0.25in" style:auto-text-indent="false"/>
    </style:style>
    <style:style style:name="P12" style:family="paragraph" style:parent-style-name="Standard">
      <style:paragraph-properties fo:margin-left="0in" fo:margin-right="0in" fo:margin-top="0in" fo:margin-bottom="0.7874in" loext:contextual-spacing="false" fo:line-height="100%" fo:text-align="start"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Heading_20_1">
      <style:paragraph-properties fo:margin-top="0.1665in" fo:margin-bottom="0.0972in" loext:contextual-spacing="false" fo:line-height="120%" fo:break-before="page"/>
    </style:style>
    <style:style style:name="P14" style:family="paragraph" style:parent-style-name="Heading_20_2">
      <style:paragraph-properties fo:margin-top="0.139in" fo:margin-bottom="0.0972in" loext:contextual-spacing="false" fo:line-height="120%"/>
      <style:text-properties style:font-name="Roboto" style:font-name-asian="Roboto1" style:font-name-complex="Roboto1"/>
    </style:style>
    <style:style style:name="P15" style:family="paragraph" style:parent-style-name="Heading_20_2">
      <style:paragraph-properties fo:margin-top="0.139in" fo:margin-bottom="0.0972in" loext:contextual-spacing="false" fo:line-height="120%"/>
    </style:style>
    <style:style style:name="P16" style:family="paragraph" style:parent-style-name="Heading_20_3">
      <style:paragraph-properties fo:margin-top="0.0972in" fo:margin-bottom="0.0972in" loext:contextual-spacing="false" fo:line-height="120%"/>
      <style:text-properties style:font-name="Roboto" fo:font-weight="normal" style:font-name-asian="Roboto1" style:font-weight-asian="normal" style:font-name-complex="Roboto1"/>
    </style:style>
    <style:style style:name="P17" style:family="paragraph" style:parent-style-name="Title" style:master-page-name="First_20_Page">
      <style:paragraph-properties fo:margin-top="0.1665in" fo:margin-bottom="0.0972in" loext:contextual-spacing="false" fo:line-height="120%" style:page-number="1"/>
    </style:style>
    <style:style style:name="T1" style:family="text">
      <style:text-properties style:font-name="Roboto" style:font-name-asian="Roboto1" style:font-name-complex="Roboto1"/>
    </style:style>
    <style:style style:name="T2" style:family="text">
      <style:text-properties style:font-name="Roboto" fo:font-style="italic" style:font-name-asian="Roboto1" style:font-style-asian="italic" style:font-name-complex="Roboto1"/>
    </style:style>
    <style:style style:name="T3" style:family="text">
      <style:text-properties style:font-name="Roboto" fo:font-size="14pt" style:font-name-asian="Roboto1" style:font-size-asian="14pt" style:font-name-complex="Roboto1" style:font-size-complex="14pt"/>
    </style:style>
    <style:style style:name="T4" style:family="text">
      <style:text-properties style:text-position="super 58%"/>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nazxw6vq0loz"/>Checklists</text:p>
      <text:p text:style-name="P1"><text:span text:style-name="T1">A quotation worth bearing in mind with regards all aspects of compliance engineering comes from C. Northcote Parkinson:</text:span></text:p>
      <text:p text:style-name="P2"><text:span text:style-name="T1">“</text:span><text:span text:style-name="T2">Work expands so as to fill the time available for its completion.</text:span><text:span text:style-name="T1">”</text:span></text:p>
      <text:p text:style-name="P3"><text:span text:style-name="T1">When used properly checklists can be a useful way to manage your GPL compliance tasks in a quick, consistent and effective manner. When used incorrectly they can be too general to cover the work at hand or become overwhelming task lists requiring endless review. A happy medium is the goal. What constitutes a happy medium really depends on your organizational size. </text:span></text:p>
      <text:p text:style-name="P3"><text:span text:style-name="T1">See the ‘General Compliance Checklist’ for a short and simple checklist. This is from the </text:span><text:span text:style-name="T2">OpenChain Curriculum slides</text:span><text:span text:style-name="T1">.</text:span><text:span text:style-name="T1"><text:note text:id="ftn1" text:note-class="footnote"><text:note-citation>1</text:note-citation><text:note-body><text:p text:style-name="P6"><text:span text:style-name="T4"/><text:span text:style-name="T5"> https://www.openchainproject.org/curriculum</text:span></text:p></text:note-body></text:note></text:span><text:span text:style-name="T1"> It is based - in turn - on the Linux Foundation Open Compliance Program </text:span><text:span text:style-name="T2">Self-Assessment Compliance Checklist</text:span><text:span text:style-name="T1">.</text:span><text:span text:style-name="T1"><text:note text:id="ftn2" text:note-class="footnote"><text:note-citation>2</text:note-citation><text:note-body><text:p text:style-name="P7"><text:span text:style-name="T4"/><text:span text:style-name="T5"> https://www.linuxfoundation.org/projects/opencompliance/self-assessment-compliance-checklist</text:span></text:p></text:note-body></text:note></text:span><text:span text:style-name="T1"> It may be suitable for a small organization or for framing the general issue for a large organization.</text:span></text:p>
      <text:p text:style-name="P5"><text:span text:style-name="T1">You might elect to have more specific checklists to address specific compliance goals. For example, the concept of addressing the “complete and corresponding” source code for distribution is arguably the first and most useful area to have a specific checklist. One way of approaching this would be to create an exhaustive list of all the steps possible and necessary. Another way would be to cover the “core” of the issue and leave details to trained personnel or sub-checklists as needed. See ‘Checklist For Rebuilding Product X’ for an example of the latter.</text:span></text:p>
      <text:p text:style-name="P5"><text:span text:style-name="T1">Plenty of options exist for more comprehensive checklists. A great place to start is the Open Compliance Program </text:span><text:span text:style-name="T2">Self-Assessment Compliance Checklist</text:span><text:span text:style-name="T1">. This is a more detailed list running through the whole process and may be required for a larger organization. This checklist, like the material above, is free of charge and freely available so you can explore what is best to meet your requirements.</text:span></text:p>
      <text:p text:style-name="P16"><text:bookmark text:name="_wfjqzuj9ortc"/></text:p>
      <text:p text:style-name="P13"><text:bookmark text:name="_s5ksf6pmt6yv"/><text:span text:style-name="T1">General Compliance Checklist</text:span></text:p>
      <text:p text:style-name="P14"><text:bookmark text:name="_q656a2wd3ar4"/></text:p>
      <text:p text:style-name="P15"><text:bookmark text:name="_31ns1qveepzq"/><text:span text:style-name="T1">Step #1: Ongoing Compliance Tasks</text:span></text:p>
      <text:list xml:id="list5353755081605695889" text:style-name="WWNum1">
        <text:list-item>
          <text:p text:style-name="P9"><text:span text:style-name="T3">Discover all FOSS early in the procurement/development cycle​.</text:span></text:p>
        </text:list-item>
        <text:list-item>
          <text:p text:style-name="P9"><text:span text:style-name="T3">Review and Approve all FOSS packages used.</text:span></text:p>
        </text:list-item>
        <text:list-item>
          <text:p text:style-name="P9"><text:span text:style-name="T3">Verify the information necessary to satisfy FOSS obligations​.</text:span></text:p>
        </text:list-item>
        <text:list-item>
          <text:p text:style-name="P9"><text:span text:style-name="T3">Review and approve any outbound contributions to FOSS projects.</text:span></text:p>
        </text:list-item>
      </text:list>
      <text:p text:style-name="P14"><text:bookmark text:name="_lkqwxu5nvfdb"/></text:p>
      <text:p text:style-name="P15"><text:bookmark text:name="_slxmoyrdcqbx"/><text:span text:style-name="T1">Step #2: Support Requirements</text:span></text:p>
      <text:list xml:id="list1327614815866219368" text:style-name="WWNum2">
        <text:list-item>
          <text:p text:style-name="P10"><text:span text:style-name="T3">Ensure adequate compliance staffing and designate clear lines of responsibility.</text:span></text:p>
        </text:list-item>
        <text:list-item>
          <text:p text:style-name="P10"><text:span text:style-name="T3">Adapt existing business processes to support the FOSS compliance program.</text:span></text:p>
        </text:list-item>
        <text:list-item>
          <text:p text:style-name="P10"><text:span text:style-name="T3">Have training on the organization’s FOSS policy available to everyone​.</text:span></text:p>
        </text:list-item>
        <text:list-item>
          <text:p text:style-name="P10"><text:span text:style-name="T3">Track progress of all compliance activities​.</text:span></text:p>
        </text:list-item>
      </text:list>
      <text:p text:style-name="P4"/>
      <text:p text:style-name="P4"/>
      <text:p text:style-name="P4"/>
      <text:p text:style-name="P4"/>
      <text:p text:style-name="P4"/>
      <text:p text:style-name="P4"/>
      <text:p text:style-name="P4"/>
      <text:p text:style-name="P4"/>
      <text:p text:style-name="P4"/>
      <text:p text:style-name="P4"/>
      <text:p text:style-name="P13"><text:bookmark text:name="_32gwop9yx4sd"/>Checklist For Rebuilding Product X</text:p>
      <text:p text:style-name="P3"><text:span text:style-name="T1">This checklist can be part of the review process for ensuring “complete and corresponding” source code is available when distributing products containing GPL code.</text:span></text:p>
      <text:p text:style-name="P15"><text:bookmark text:name="_whegm12cgrtr"/>Step #1</text:p>
      <text:list xml:id="list231451126802287" text:continue-numbering="true" text:style-name="WWNum2">
        <text:list-item>
          <text:p text:style-name="P11"><text:span text:style-name="T3">Is a complete description of the build environment provided?<text:line-break/> (This should include package versions and any similar information critical to ensuring compliance.)</text:span></text:p>
        </text:list-item>
      </text:list>
      <text:p text:style-name="P15"><text:bookmark text:name="_bpp81reaixz9"/>Step #2</text:p>
      <text:list xml:id="list231450842529683" text:continue-numbering="true" text:style-name="WWNum2">
        <text:list-item>
          <text:p text:style-name="P11"><text:span text:style-name="T3">Is a list of rebuild steps provided?</text:span></text:p>
        </text:list-item>
      </text:list>
      <text:p text:style-name="P15"><text:bookmark text:name="_hjw7qnt4gsr6"/>Step #3</text:p>
      <text:list xml:id="list231450143935164" text:continue-numbering="true" text:style-name="WWNum2">
        <text:list-item>
          <text:p text:style-name="P11"><text:span text:style-name="T3">Has a rebuild been successfully completed on a clean machine?</text:span></text:p>
        </text:list-item>
      </text:list>
      <text:p text:style-name="P15"><text:bookmark text:name="_h24fuiwdh11w"/>Step #4</text:p>
      <text:list xml:id="list231450645518942" text:continue-numbering="true" text:style-name="WWNum2">
        <text:list-item>
          <text:p text:style-name="P11"><text:span text:style-name="T3">Have the rebuild results been verified?</text:span></text:p>
        </text:list-item>
      </text:list>
      <text:p text:style-name="P15"><text:bookmark text:name="_gbcx7v5cw83b"/>Step #5</text:p>
      <text:list xml:id="list231451262600919" text:continue-numbering="true" text:style-name="WWNum2">
        <text:list-item>
          <text:p text:style-name="P11"><text:span text:style-name="T3">Have any uncertainties been escalated to the Open Source support team?</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align="start" style:justify-single-word="false" fo:keep-together="auto" fo:orphans="0" fo:widows="0" fo:text-indent="-0.3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bold" style:font-name-asian="Liberation Sans1" style:font-family-asian="'Liberation Sans'" style:font-family-generic-asian="system" style:font-pitch-asian="variable" style:font-size-asian="18pt" style:font-style-asian="normal"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0835in" loext:contextual-spacing="false" fo:line-height="100%" fo:text-align="start" style:justify-single-word="false" fo:keep-together="auto" fo:orphans="0" fo:widows="0" fo:text-indent="-0.4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6pt" fo:font-style="normal" style:text-underline-style="none" fo:font-weight="bold" style:font-name-asian="Liberation Sans1" style:font-family-asian="'Liberation Sans'" style:font-family-generic-asian="system" style:font-pitch-asian="variable" style:font-size-asian="16pt" style:font-style-asian="normal"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0972in" fo:margin-bottom="0.0835in" loext:contextual-spacing="false" fo:line-height="100%" fo:text-align="start" style:justify-single-word="false" fo:keep-together="auto" fo:orphans="0" fo:widows="0" fo:text-indent="-0.5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0835in" fo:margin-bottom="0.0835in" loext:contextual-spacing="false" fo:line-height="100%" fo:text-align="start" style:justify-single-word="false" fo:keep-together="auto" fo:orphans="0" fo:widows="0" fo:text-indent="-0.6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3.5pt" fo:font-style="italic" style:text-underline-style="none" fo:font-weight="bold" style:font-name-asian="Liberation Sans1" style:font-family-asian="'Liberation Sans'" style:font-family-generic-asian="system" style:font-pitch-asian="variable" style:font-size-asian="13.5pt" style:font-style-asian="italic" style:font-weight-asian="bold" style:font-name-complex="Liberation Sans1" style:font-family-complex="'Liberation Sans'"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left="0.7in" fo:margin-right="0in" fo:margin-top="0.0835in" fo:margin-bottom="0.0417in" loext:contextual-spacing="false" fo:line-height="100%" fo:text-align="start" style:justify-single-word="false" fo:keep-together="auto" fo:orphans="0" fo:widows="0" fo:text-indent="-0.7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2pt" fo:font-style="normal" style:text-underline-style="none" fo:font-weight="bold" style:font-name-asian="Liberation Sans1" style:font-family-asian="'Liberation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7874in" loext:contextual-spacing="false" fo:line-height="100%" fo:text-align="start"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top="0in" fo:margin-bottom="0in" loext:contextual-spacing="false" fo:padding="0in" fo:border="none"/>
    </style:style>
    <style:page-layout style:name="Mpm1">
      <style:page-layout-properties fo:page-width="8.5in" fo:page-height="11in" style:num-format="1" style:print-orientation="portrait" fo:margin-top="0in" fo:margin-bottom="0.5in" fo:margin-left="0.7874in" fo:margin-right="0.7874in" fo:background-color="#ffffff" style:writing-mode="lr-tb" style:layout-grid-color="#c0c0c0" style:layout-grid-lines="2294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6791in" fo:margin-left="0in" fo:margin-right="0in" fo:margin-top="0.639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2"/>
      </style:header>
      <style:footer>
        <text:p text:style-name="MP2"/>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2" meta:word-count="493" meta:character-count="3194" meta:non-whitespace-character-count="2736"/>
    <meta:generator>LibreOfficeDev/5.1.0.3$Linux_X86_64 LibreOffice_project/</meta:generator>
  </office:meta>
</office:document-meta>
</file>